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Sans serif" svg:font-family="'Sans serif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4" style:family="table">
      <style:table-properties style:width="15.997cm" table:align="left" style:writing-mode="lr-tb"/>
    </style:style>
    <style:style style:name="Tableau34.A" style:family="table-column">
      <style:table-column-properties style:column-width="1.99cm"/>
    </style:style>
    <style:style style:name="Tableau34.B" style:family="table-column">
      <style:table-column-properties style:column-width="0.639cm"/>
    </style:style>
    <style:style style:name="Tableau34.C" style:family="table-column">
      <style:table-column-properties style:column-width="4.625cm"/>
    </style:style>
    <style:style style:name="Tableau34.D" style:family="table-column">
      <style:table-column-properties style:column-width="1.674cm"/>
    </style:style>
    <style:style style:name="Tableau34.E" style:family="table-column">
      <style:table-column-properties style:column-width="1.279cm"/>
    </style:style>
    <style:style style:name="Tableau34.F" style:family="table-column">
      <style:table-column-properties style:column-width="1.626cm"/>
    </style:style>
    <style:style style:name="Tableau34.G" style:family="table-column">
      <style:table-column-properties style:column-width="4.165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none" fo:border-top="none" fo:border-bottom="0.05pt solid #000000"/>
    </style:style>
    <style:style style:name="Tableau3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" fo:font-style="normal" fo:font-weight="bold" officeooo:rsid="001eb05a" officeooo:paragraph-rsid="00210f03" style:font-style-asian="normal" style:font-weight-asian="bold" style:font-name-complex="Arial1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officeooo:paragraph-rsid="00210f03" style:font-name-complex="Arial1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210f03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0f03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tyle="italic" fo:font-weight="bold" officeooo:paragraph-rsid="00210f03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weight="bold" officeooo:paragraph-rsid="00210f03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weight="bold" officeooo:rsid="0024da9e" officeooo:paragraph-rsid="0024da9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060b6a" officeooo:paragraph-rsid="00210f03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paragraph-rsid="00210f03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2677ef" officeooo:paragraph-rsid="00210f03" style:font-size-asian="8pt" style:font-size-complex="8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066fd6" officeooo:paragraph-rsid="00210f03" style:font-size-asian="8pt" style:font-size-complex="8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0a9233" officeooo:paragraph-rsid="00210f03" style:font-size-asian="8pt" style:font-size-complex="8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2a938" officeooo:paragraph-rsid="00210f03" style:font-size-asian="8pt" style:font-size-complex="8pt"/>
    </style:style>
    <style:style style:name="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8pt" officeooo:rsid="0022a938" officeooo:paragraph-rsid="00210f03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29554a" officeooo:paragraph-rsid="00210f03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466332" officeooo:paragraph-rsid="00210f03" style:font-size-asian="8pt" style:font-size-complex="8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466332" officeooo:paragraph-rsid="00210f03" style:font-size-asian="8pt" style:font-size-complex="8pt"/>
    </style:style>
    <style:style style:name="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8pt" officeooo:rsid="00466332" officeooo:paragraph-rsid="00210f03" style:font-size-asian="8pt" style:font-size-complex="8pt"/>
    </style:style>
    <style:style style:name="P2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8pt" officeooo:rsid="00096779" officeooo:paragraph-rsid="00210f03" style:font-size-asian="8pt" style:font-size-complex="8pt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0d87b1" officeooo:paragraph-rsid="00210f03" style:font-size-asian="8pt" style:font-size-complex="8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4e57bd" officeooo:paragraph-rsid="00210f03" style:font-size-asian="8pt" style:font-size-complex="8pt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26e5c5" officeooo:paragraph-rsid="00210f03" style:font-size-asian="8pt" style:font-size-complex="8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8055a" officeooo:paragraph-rsid="00210f03" style:font-size-asian="8pt" style:font-size-complex="8pt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33f0d7" officeooo:paragraph-rsid="00210f03" style:font-size-asian="8pt" style:font-size-complex="8pt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8e7ee" officeooo:paragraph-rsid="00210f03" style:font-size-asian="8pt" style:font-size-complex="8pt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ans" fo:font-size="8pt" officeooo:rsid="0038f6d0" officeooo:paragraph-rsid="00210f03" style:font-size-asian="8pt" style:font-size-complex="8pt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0c60f6" officeooo:paragraph-rsid="00210f03" style:font-size-asian="8pt" style:font-size-complex="8pt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4e57bd" officeooo:paragraph-rsid="00210f03" fo:background-color="#ffffff" style:font-size-asian="8pt" style:font-size-complex="8pt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0c3e8b" officeooo:paragraph-rsid="00210f03" fo:background-color="#ffffff" style:font-size-asian="8pt" style:font-size-complex="8pt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ans" fo:font-size="8pt" officeooo:rsid="000c60f6" officeooo:paragraph-rsid="00210f03" fo:background-color="#ffffff" style:font-size-asian="8pt" style:font-size-complex="8pt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22c679" officeooo:paragraph-rsid="0022c679" fo:background-color="#ffffff" style:font-size-asian="8pt" style:font-size-complex="8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paragraph-rsid="00210f03"/>
    </style:style>
    <style:style style:name="P35" style:family="paragraph" style:parent-style-name="Table_20_Contents">
      <style:paragraph-properties fo:margin-left="0.751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0e15d1" officeooo:paragraph-rsid="00210f03"/>
    </style:style>
    <style:style style:name="T1" style:family="text">
      <style:text-properties officeooo:rsid="0023d4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row>
          <table:table-cell table:style-name="Tableau34.A1" table:number-columns-spanned="7" office:value-type="string">
            <text:p text:style-name="P3">Fiche de test <text:span text:style-name="T1">unitai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8">Nature : </text:p>
          </table:table-cell>
          <table:covered-table-cell/>
          <table:table-cell table:style-name="Tableau34.A2" table:number-columns-spanned="2" office:value-type="string">
            <text:p text:style-name="P34"/>
          </table:table-cell>
          <table:covered-table-cell/>
          <table:table-cell table:style-name="Tableau34.A2" table:number-columns-spanned="2" office:value-type="string">
            <text:p text:style-name="P8">Référence : </text:p>
          </table:table-cell>
          <table:covered-table-cell/>
          <table:table-cell table:style-name="Tableau34.G2" office:value-type="string">
            <text:p text:style-name="P34"/>
          </table:table-cell>
        </table:table-row>
        <table:table-row>
          <table:table-cell table:style-name="Tableau34.A2" table:number-columns-spanned="2" office:value-type="string">
            <text:p text:style-name="P8">Module : </text:p>
          </table:table-cell>
          <table:covered-table-cell/>
          <table:table-cell table:style-name="Tableau34.G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8">Objectif :</text:p>
          </table:table-cell>
          <table:covered-table-cell/>
          <table:table-cell table:style-name="Tableau34.G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9">Date :</text:p>
          </table:table-cell>
          <table:covered-table-cell/>
          <table:table-cell table:style-name="Tableau34.G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4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5" office:value-type="string">
            <text:p text:style-name="P6">État initial du module</text:p>
          </table:table-cell>
          <table:covered-table-cell/>
          <table:covered-table-cell/>
          <table:covered-table-cell/>
          <table:covered-table-cell/>
          <table:table-cell table:style-name="Tableau34.G2" table:number-columns-spanned="2" office:value-type="string">
            <text:p text:style-name="P6">Environnement du test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7">Programme</text:p>
          </table:table-cell>
          <table:covered-table-cell/>
          <table:table-cell table:style-name="Tableau34.A2" table:number-columns-spanned="3" office:value-type="string">
            <text:p text:style-name="P11"/>
          </table:table-cell>
          <table:covered-table-cell/>
          <table:covered-table-cell/>
          <table:table-cell table:style-name="Tableau34.G2" table:number-columns-spanned="2" office:value-type="string">
            <text:p text:style-name="P34"/>
          </table:table-cell>
          <table:covered-table-cell/>
        </table:table-row>
        <table:table-row>
          <table:table-cell table:style-name="Tableau34.G2" table:number-columns-spanned="7" office:value-type="string">
            <text:p text:style-name="P6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4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office:value-type="string">
            <text:p text:style-name="P6">Repère</text:p>
          </table:table-cell>
          <table:table-cell table:style-name="Tableau34.A2" table:number-columns-spanned="2" office:value-type="string">
            <text:p text:style-name="P6">Opérations</text:p>
          </table:table-cell>
          <table:covered-table-cell/>
          <table:table-cell table:style-name="Tableau34.G2" table:number-columns-spanned="4" office:value-type="string">
            <text:p text:style-name="P6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12">1</text:p>
          </table:table-cell>
          <table:table-cell table:style-name="Tableau34.A14" table:number-columns-spanned="2" office:value-type="string">
            <text:p text:style-name="P13"/>
          </table:table-cell>
          <table:covered-table-cell/>
          <table:table-cell table:style-name="Tableau34.G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12">2</text:p>
          </table:table-cell>
          <table:table-cell table:style-name="Tableau34.A14" table:number-columns-spanned="2" office:value-type="string">
            <text:p text:style-name="P15"/>
          </table:table-cell>
          <table:covered-table-cell/>
          <table:table-cell table:style-name="Tableau34.G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18">3</text:p>
          </table:table-cell>
          <table:table-cell table:style-name="Tableau34.A14" table:number-columns-spanned="2" office:value-type="string">
            <text:p text:style-name="P21"/>
          </table:table-cell>
          <table:covered-table-cell/>
          <table:table-cell table:style-name="Tableau34.G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18">4</text:p>
          </table:table-cell>
          <table:table-cell table:style-name="Tableau34.A14" table:number-columns-spanned="2" office:value-type="string">
            <text:p text:style-name="P20"/>
          </table:table-cell>
          <table:covered-table-cell/>
          <table:table-cell table:style-name="Tableau34.G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23">5</text:p>
          </table:table-cell>
          <table:table-cell table:style-name="Tableau34.A14" table:number-columns-spanned="2" office:value-type="string">
            <text:p text:style-name="P19"/>
          </table:table-cell>
          <table:covered-table-cell/>
          <table:table-cell table:style-name="Tableau34.G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23">6</text:p>
          </table:table-cell>
          <table:table-cell table:style-name="Tableau34.A14" table:number-columns-spanned="2" office:value-type="string">
            <text:p text:style-name="P16"/>
          </table:table-cell>
          <table:covered-table-cell/>
          <table:table-cell table:style-name="Tableau34.G2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30">7</text:p>
          </table:table-cell>
          <table:table-cell table:style-name="Tableau34.A14" table:number-columns-spanned="2" office:value-type="string">
            <text:p text:style-name="P25"/>
          </table:table-cell>
          <table:covered-table-cell/>
          <table:table-cell table:style-name="Tableau34.G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31">8</text:p>
          </table:table-cell>
          <table:table-cell table:style-name="Tableau34.A14" table:number-columns-spanned="2" office:value-type="string">
            <text:p text:style-name="P27"/>
          </table:table-cell>
          <table:covered-table-cell/>
          <table:table-cell table:style-name="Tableau34.G2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33">9</text:p>
          </table:table-cell>
          <table:table-cell table:style-name="Tableau34.A14" table:number-columns-spanned="2" office:value-type="string">
            <text:p text:style-name="P29"/>
          </table:table-cell>
          <table:covered-table-cell/>
          <table:table-cell table:style-name="Tableau34.G2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33">10</text:p>
          </table:table-cell>
          <table:table-cell table:style-name="Tableau34.A14" table:number-columns-spanned="2" office:value-type="string">
            <text:p text:style-name="P29"/>
          </table:table-cell>
          <table:covered-table-cell/>
          <table:table-cell table:style-name="Tableau34.G2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Sans serif" svg:font-family="'Sans serif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9T10:27:38.181200412</meta:creation-date>
    <dc:date>2021-03-17T10:37:13.720996549</dc:date>
    <meta:editing-duration>PT6M2S</meta:editing-duration>
    <meta:editing-cycles>7</meta:editing-cycles>
    <meta:generator>LibreOffice/6.3.5.2$Linux_X86_64 LibreOffice_project/30$Build-2</meta:generator>
    <meta:document-statistic meta:table-count="1" meta:image-count="0" meta:object-count="0" meta:page-count="1" meta:paragraph-count="25" meta:word-count="44" meta:character-count="219" meta:non-whitespace-character-count="197"/>
  </office:meta>
</office:document-meta>
</file>